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3.1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5">
      <number:number number:decimal-places="2" number:min-decimal-places="2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pulation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24" calcext:value-type="float">
            <text:p>2024</text:p>
          </table:table-cell>
          <table:table-cell table:formula="of:=[.C3]+1" office:value-type="float" office:value="2025" calcext:value-type="float">
            <text:p>2025</text:p>
          </table:table-cell>
          <table:table-cell table:formula="of:=[.D3]+1" office:value-type="float" office:value="2026" calcext:value-type="float">
            <text:p>2026</text:p>
          </table:table-cell>
          <table:table-cell table:formula="of:=[.E3]+1" office:value-type="float" office:value="2027" calcext:value-type="float">
            <text:p>2027</text:p>
          </table:table-cell>
          <table:table-cell table:formula="of:=[.F3]+1" office:value-type="float" office:value="2028" calcext:value-type="float">
            <text:p>2028</text:p>
          </table:table-cell>
          <table:table-cell table:formula="of:=[.G3]+1" office:value-type="float" office:value="2029" calcext:value-type="float">
            <text:p>2029</text:p>
          </table:table-cell>
          <table:table-cell table:formula="of:=[.H3]+1" office:value-type="float" office:value="2030" calcext:value-type="float">
            <text:p>203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orld Popualtion</text:p>
          </table:table-cell>
          <table:table-cell/>
          <table:table-cell table:style-name="ce5" office:value-type="string" calcext:value-type="string">
            <text:p>8,118,835,999</text:p>
          </table:table-cell>
          <table:table-cell table:style-name="ce5" office:value-type="string" calcext:value-type="string">
            <text:p>8,191,988,453</text:p>
          </table:table-cell>
          <table:table-cell table:style-name="ce5" office:value-type="string" calcext:value-type="string">
            <text:p>8,264,364,509</text:p>
          </table:table-cell>
          <table:table-cell table:style-name="ce5" office:value-type="string" calcext:value-type="string">
            <text:p>8,335,977,671</text:p>
          </table:table-cell>
          <table:table-cell table:style-name="ce5" office:value-type="string" calcext:value-type="string">
            <text:p>8,406,828,792</text:p>
          </table:table-cell>
          <table:table-cell table:style-name="ce5" office:value-type="string" calcext:value-type="string">
            <text:p>8,476,889,391</text:p>
          </table:table-cell>
          <table:table-cell table:style-name="ce5" office:value-type="string" calcext:value-type="string">
            <text:p>8,546,141,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wth Rate</text:p>
          </table:table-cell>
          <table:table-cell/>
          <table:table-cell table:style-name="ce5" office:value-type="string" calcext:value-type="string">
            <text:p>0.91 %</text:p>
          </table:table-cell>
          <table:table-cell table:style-name="ce5" office:value-type="string" calcext:value-type="string">
            <text:p>0.90 %</text:p>
          </table:table-cell>
          <table:table-cell table:style-name="ce5" office:value-type="string" calcext:value-type="string">
            <text:p>0.88 %</text:p>
          </table:table-cell>
          <table:table-cell table:style-name="ce5" office:value-type="string" calcext:value-type="string">
            <text:p>0.87 %</text:p>
          </table:table-cell>
          <table:table-cell table:style-name="ce5" office:value-type="string" calcext:value-type="string">
            <text:p>0.85 %</text:p>
          </table:table-cell>
          <table:table-cell table:style-name="ce5" office:value-type="string" calcext:value-type="string">
            <text:p>0.83 %</text:p>
          </table:table-cell>
          <table:table-cell table:style-name="ce5" office:value-type="string" calcext:value-type="string">
            <text:p>8,546,141,32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A Population</text:p>
          </table:table-cell>
          <table:table-cell table:number-columns-repeated="14"/>
        </table:table-row>
        <table:table-row table:style-name="ro1" table:number-rows-repeated="6">
          <table:table-cell table:number-columns-repeated="15"/>
        </table:table-row>
        <table:table-row table:style-name="ro1" table:number-rows-repeated="6">
          <table:table-cell table:number-columns-repeated="10"/>
          <table:table-cell table:style-name="ce5" table:number-columns-repeated="5"/>
        </table:table-row>
        <table:table-row table:style-name="ro1">
          <table:table-cell table:number-columns-repeated="10"/>
          <table:table-cell table:style-name="ce5" table:number-columns-repeated="5"/>
        </table:table-row>
      </table:table>
      <table:table table:name="Sheet1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California </text:p>
          </table:table-cell>
          <table:table-cell office:value-type="float" office:value="2000" calcext:value-type="float">
            <text:p>2000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GDP per Capita Real USD</text:p>
          </table:table-cell>
          <table:table-cell office:value-type="float" office:value="50310" calcext:value-type="float">
            <text:p>50310</text:p>
          </table:table-cell>
          <table:table-cell office:value-type="float" office:value="70662" calcext:value-type="float">
            <text:p>70662</text:p>
          </table:table-cell>
          <table:table-cell/>
          <table:table-cell office:value-type="string" calcext:value-type="string">
            <text:p>rate of interest</text:p>
          </table:table-cell>
          <table:table-cell table:formula="of:=0.018" office:value-type="float" office:value="0.018" calcext:value-type="float">
            <text:p>0,018</text:p>
          </table:table-cell>
          <table:table-cell table:style-name="Default" table:formula="of:=[.B4]" office:value-type="float" office:value="50310" calcext:value-type="float">
            <text:p>50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G4]*(1+[.$F$4])" office:value-type="float" office:value="51215.58" calcext:value-type="float">
            <text:p>51216</text:p>
          </table:table-cell>
          <table:table-cell table:formula="of:=[.H4]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wth rate</text:p>
          </table:table-cell>
          <table:table-cell/>
          <table:table-cell table:formula="of:=(([.C4]-[.B4])/19)" office:value-type="float" office:value="1071.15789473684" calcext:value-type="float">
            <text:p>1071,15789473684</text:p>
          </table:table-cell>
          <table:table-cell table:number-columns-repeated="3"/>
          <table:table-cell table:formula="of:=[.G5]*(1+[.$F$4])" office:value-type="float" office:value="52137.46044" calcext:value-type="float">
            <text:p>52137</text:p>
          </table:table-cell>
          <table:table-cell table:formula="of:=[.H5]+1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formula="of:=[.G6]*(1+[.$F$4])" office:value-type="float" office:value="53075.93472792" calcext:value-type="float">
            <text:p>53076</text:p>
          </table:table-cell>
          <table:table-cell table:formula="of:=[.H6]+1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=c(1+r)**19</text:p>
          </table:table-cell>
          <table:table-cell table:number-columns-repeated="2"/>
          <table:table-cell table:formula="of:=[.G7]*(1+[.$F$4])" office:value-type="float" office:value="54031.3015530226" calcext:value-type="float">
            <text:p>54031</text:p>
          </table:table-cell>
          <table:table-cell table:formula="of:=[.H7]+1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table:formula="of:=[.G8]*(1+[.$F$4])" office:value-type="float" office:value="55003.864980977" calcext:value-type="float">
            <text:p>55004</text:p>
          </table:table-cell>
          <table:table-cell table:formula="of:=[.H8]+1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table:formula="of:=[.G9]*(1+[.$F$4])" office:value-type="float" office:value="55993.9345506346" calcext:value-type="float">
            <text:p>55994</text:p>
          </table:table-cell>
          <table:table-cell table:formula="of:=[.H9]+1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<text:a xlink:href="https://www.statista.com/statistics/304615/california-gdp-per-capita/" xlink:type="simple">California: per capita real GDP 2000-2019 | Statista</text:a> </text:p>
          </table:table-cell>
          <table:table-cell table:number-columns-repeated="5"/>
          <table:table-cell table:formula="of:=[.G10]*(1+[.$F$4])" office:value-type="float" office:value="57001.825372546" calcext:value-type="float">
            <text:p>57002</text:p>
          </table:table-cell>
          <table:table-cell table:formula="of:=[.H10]+1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table:formula="of:=[.G11]*(1+[.$F$4])" office:value-type="float" office:value="58027.8582292518" calcext:value-type="float">
            <text:p>58028</text:p>
          </table:table-cell>
          <table:table-cell table:formula="of:=[.H11]+1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table:formula="of:=[.G12]*(1+[.$F$4])" office:value-type="float" office:value="59072.3596773783" calcext:value-type="float">
            <text:p>59072</text:p>
          </table:table-cell>
          <table:table-cell table:formula="of:=[.H12]+1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table:formula="of:=[.G13]*(1+[.$F$4])" office:value-type="float" office:value="60135.6621515712" calcext:value-type="float">
            <text:p>60136</text:p>
          </table:table-cell>
          <table:table-cell table:formula="of:=[.H13]+1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table:formula="of:=[.G14]*(1+[.$F$4])" office:value-type="float" office:value="61218.1040702994" calcext:value-type="float">
            <text:p>61218</text:p>
          </table:table-cell>
          <table:table-cell table:formula="of:=[.H14]+1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table:formula="of:=[.G15]*(1+[.$F$4])" office:value-type="float" office:value="62320.0299435648" calcext:value-type="float">
            <text:p>62320</text:p>
          </table:table-cell>
          <table:table-cell table:formula="of:=[.H15]+1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table:formula="of:=[.G16]*(1+[.$F$4])" office:value-type="float" office:value="63441.790482549" calcext:value-type="float">
            <text:p>63442</text:p>
          </table:table-cell>
          <table:table-cell table:formula="of:=[.H16]+1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table:formula="of:=[.G17]*(1+[.$F$4])" office:value-type="float" office:value="64583.7427112349" calcext:value-type="float">
            <text:p>64584</text:p>
          </table:table-cell>
          <table:table-cell table:formula="of:=[.H17]+1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formula="of:=[.G18]*(1+[.$F$4])" office:value-type="float" office:value="65746.2500800371" calcext:value-type="float">
            <text:p>65746</text:p>
          </table:table-cell>
          <table:table-cell table:formula="of:=[.H18]+1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table:formula="of:=[.G19]*(1+[.$F$4])" office:value-type="float" office:value="66929.6825814778" calcext:value-type="float">
            <text:p>66930</text:p>
          </table:table-cell>
          <table:table-cell table:formula="of:=[.H19]+1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table:formula="of:=[.G20]*(1+[.$F$4])" office:value-type="float" office:value="68134.4168679444" calcext:value-type="float">
            <text:p>68134</text:p>
          </table:table-cell>
          <table:table-cell table:formula="of:=[.H20]+1"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  <table:table-cell table:formula="of:=[.G21]*(1+[.$F$4])" office:value-type="float" office:value="69360.8363715674" calcext:value-type="float">
            <text:p>69361</text:p>
          </table:table-cell>
          <table:table-cell table:formula="of:=[.H21]+1"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formula="of:=[.G22]*(1+[.$F$4])" office:value-type="float" office:value="70609.3314262556" calcext:value-type="float">
            <text:p>70609</text:p>
          </table:table-cell>
          <table:table-cell table:formula="of:=[.H22]+1" office:value-type="float" office:value="19" calcext:value-type="float">
            <text:p>19</text:p>
          </table:table-cell>
        </table:table-row>
        <table:table-row table:style-name="ro3">
          <table:table-cell table:number-columns-repeated="6"/>
          <table:table-cell table:style-name="Default"/>
          <table:table-cell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rowth in the Freelance Marke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2022" calcext:value-type="float">
            <text:p>2022</text:p>
          </table:table-cell>
          <table:table-cell table:formula="of:=[.C3]+1" office:value-type="float" office:value="2023" calcext:value-type="float">
            <text:p>2023</text:p>
          </table:table-cell>
          <table:table-cell table:formula="of:=[.D3]+1" office:value-type="float" office:value="2024" calcext:value-type="float">
            <text:p>2024</text:p>
          </table:table-cell>
          <table:table-cell table:formula="of:=[.E3]+1" office:value-type="float" office:value="2025" calcext:value-type="float">
            <text:p>2025</text:p>
          </table:table-cell>
          <table:table-cell table:formula="of:=[.F3]+1" office:value-type="float" office:value="2026" calcext:value-type="float">
            <text:p>2026</text:p>
          </table:table-cell>
          <table:table-cell table:formula="of:=[.G3]+1" office:value-type="float" office:value="2027" calcext:value-type="float">
            <text:p>2027</text:p>
          </table:table-cell>
          <table:table-cell table:formula="of:=[.H3]+1"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<text:a xlink:href="http://www.techhury.net/" xlink:type="simple">www.techhury.net</text:a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.43" calcext:value-type="float">
            <text:p>4,43</text:p>
          </table:table-cell>
          <table:table-cell table:number-columns-repeated="5"/>
          <table:table-cell office:value-type="float" office:value="12.01" calcext:value-type="float">
            <text:p>12,01</text:p>
          </table:table-cell>
        </table:table-row>
        <table:table-row table:style-name="ro1">
          <table:table-cell office:value-type="string" calcext:value-type="string">
            <text:p>Growth rate </text:p>
          </table:table-cell>
          <table:table-cell table:style-name="ce7" office:value-type="percentage" office:value="0.18" calcext:value-type="percentage">
            <text:p>18%</text:p>
          </table:table-cell>
          <table:table-cell table:formula="of:=[.C5]" office:value-type="float" office:value="4.43" calcext:value-type="float">
            <text:p>4,43</text:p>
          </table:table-cell>
          <table:table-cell table:style-name="ce8" table:formula="of:=[.C6]*(1+[.$B$6])" office:value-type="float" office:value="5.2274" calcext:value-type="float">
            <text:p>5,23</text:p>
          </table:table-cell>
          <table:table-cell table:style-name="ce8" table:formula="of:=[.D6]*(1+[.$B$6])" office:value-type="float" office:value="6.168332" calcext:value-type="float">
            <text:p>6,17</text:p>
          </table:table-cell>
          <table:table-cell table:style-name="ce8" table:formula="of:=[.E6]*(1+[.$B$6])" office:value-type="float" office:value="7.27863176" calcext:value-type="float">
            <text:p>7,28</text:p>
          </table:table-cell>
          <table:table-cell table:style-name="ce8" table:formula="of:=[.F6]*(1+[.$B$6])" office:value-type="float" office:value="8.5887854768" calcext:value-type="float">
            <text:p>8,59</text:p>
          </table:table-cell>
          <table:table-cell table:style-name="ce8" table:formula="of:=[.G6]*(1+[.$B$6])" office:value-type="float" office:value="10.134766862624" calcext:value-type="float">
            <text:p>10,13</text:p>
          </table:table-cell>
          <table:table-cell table:style-name="ce8" table:formula="of:=[.H6]*(1+[.$B$6])" office:value-type="float" office:value="11.9590248978963" calcext:value-type="float">
            <text:p>11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13:13:58.262000000</meta:creation-date>
    <dc:date>2024-05-21T15:13:02.900000000</dc:date>
    <meta:editing-duration>P2DT22H44M41S</meta:editing-duration>
    <meta:editing-cycles>3</meta:editing-cycles>
    <meta:generator>LibreOffice/7.4.3.2$Windows_X86_64 LibreOffice_project/1048a8393ae2eeec98dff31b5c133c5f1d08b890</meta:generator>
    <meta:document-statistic meta:table-count="3" meta:cell-count="97" meta:object-count="0"/>
  </office:meta>
</office:document-meta>
</file>